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FC0000015F7A9F8DD5.svm" manifest:media-type=""/>
  <manifest:file-entry manifest:full-path="Pictures/20000001000002720000027A6FC9F71E.svm" manifest:media-type=""/>
  <manifest:file-entry manifest:full-path="Pictures/200000020000018400000143662A3212.eps" manifest:media-type=""/>
  <manifest:file-entry manifest:full-path="Pictures/2000000100000A040000015FA657E29B.svm" manifest:media-type=""/>
  <manifest:file-entry manifest:full-path="Pictures/20000001000010990000015F7529171D.svm" manifest:media-type=""/>
  <manifest:file-entry manifest:full-path="Pictures/200000010000017D00000142CF7A6707.svm" manifest:media-type=""/>
  <manifest:file-entry manifest:full-path="Pictures/20000001000010AA0000015F50D23BC8.svm" manifest:media-type=""/>
  <manifest:file-entry manifest:full-path="Pictures/200000010000018500000142AEA88071.svm" manifest:media-type=""/>
  <manifest:file-entry manifest:full-path="Pictures/200000010000027A0000027A2368B7CD.svm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alpha \left(I+\Delta I \right)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C2}=\alpha \left(I-\Delta I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V_{CC}-\alpha \left(I+\Delta I \right)R_C=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{C2}=V_{CC}-\alpha \left(I-\Delta I \right)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1cm" svg:height="5.079cm" svg:x="3.427cm" svg:y="0.571cm">
          <draw:image xlink:href="Pictures/200000020000018400000143662A3212.eps" xlink:type="simple" xlink:show="embed" xlink:actuate="onLoad">
            <text:p/>
          </draw:image>
        </draw:frame>
        <draw:line draw:style-name="gr2" draw:text-style-name="P1" draw:layer="layout" svg:x1="5.055cm" svg:y1="1.079cm" svg:x2="5.055cm" svg:y2="1.497cm">
          <text:p/>
        </draw:line>
        <draw:frame draw:style-name="gr3" draw:text-style-name="P1" draw:layer="layout" svg:width="0.745cm" svg:height="0.36cm" svg:x="6.092cm" svg:y="5.66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06cm" svg:height="0.289cm" svg:x="6.903cm" svg:y="4.644cm">
          <draw:image xlink:href="Pictures/2000000100000153000000F286D453A3.svm" xlink:type="simple" xlink:show="embed" xlink:actuate="onLoad">
            <text:p/>
          </draw:image>
        </draw:frame>
        <draw:frame draw:style-name="gr5" draw:text-style-name="P1" draw:layer="layout" svg:width="0.456cm" svg:height="0.385cm" svg:x="5.419cm" svg:y="2.775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7.109cm" svg:y="2.77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76cm" svg:height="0.76cm" svg:x="2.717cm" svg:y="3.5cm">
          <draw:image xlink:href="Pictures/200000010000027A0000027A2368B7CD.svm" xlink:type="simple" xlink:show="embed" xlink:actuate="onLoad">
            <text:p/>
          </draw:image>
        </draw:frame>
        <draw:frame draw:style-name="gr8" draw:text-style-name="P1" draw:layer="layout" svg:width="0.75cm" svg:height="0.76cm" svg:x="9.501cm" svg:y="3.5cm">
          <draw:image xlink:href="Pictures/20000001000002720000027A6FC9F71E.svm" xlink:type="simple" xlink:show="embed" xlink:actuate="onLoad">
            <text:p/>
          </draw:image>
        </draw:frame>
        <draw:frame draw:style-name="gr9" draw:text-style-name="P1" draw:layer="layout" svg:width="0.552cm" svg:height="0.36cm" svg:x="5.611cm" svg:y="1.462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6.881cm" svg:y="1.462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739cm" svg:height="0.365cm" svg:x="5.037cm" svg:y="0.333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7.193cm" svg:y="0.293cm">
          <draw:image xlink:href="Pictures/20000001000002690000013145689BC3.svm" xlink:type="simple" xlink:show="embed" xlink:actuate="onLoad">
            <text:p/>
          </draw:image>
        </draw:frame>
        <draw:line draw:style-name="gr2" draw:text-style-name="P1" draw:layer="layout" svg:x1="7.916cm" svg:y1="1.079cm" svg:x2="7.916cm" svg:y2="1.497cm">
          <text:p/>
        </draw:line>
        <draw:frame draw:style-name="gr11" draw:text-style-name="P1" draw:layer="layout" svg:width="3.066cm" svg:height="0.42cm" svg:x="1.806cm" svg:y="1.078cm">
          <draw:image xlink:href="Pictures/20000001000009FC0000015F7A9F8DD5.svm" xlink:type="simple" xlink:show="embed" xlink:actuate="onLoad">
            <text:p/>
          </draw:image>
        </draw:frame>
        <draw:frame draw:style-name="gr12" draw:text-style-name="P1" draw:layer="layout" svg:width="3.076cm" svg:height="0.42cm" svg:x="8.064cm" svg:y="1.078cm">
          <draw:image xlink:href="Pictures/2000000100000A040000015FA657E29B.svm" xlink:type="simple" xlink:show="embed" xlink:actuate="onLoad">
            <text:p/>
          </draw:image>
        </draw:frame>
        <draw:frame draw:style-name="gr13" draw:text-style-name="P1" draw:layer="layout" svg:width="4.248cm" svg:height="0.35cm" svg:x="0.499cm" svg:y="1.924cm">
          <draw:image xlink:href="Pictures/20000001000010990000015F7529171D.svm" xlink:type="simple" xlink:show="embed" xlink:actuate="onLoad">
            <text:p/>
          </draw:image>
        </draw:frame>
        <draw:frame draw:style-name="gr14" draw:text-style-name="P1" draw:layer="layout" svg:width="4.265cm" svg:height="0.35cm" svg:x="8.323cm" svg:y="1.924cm">
          <draw:image xlink:href="Pictures/20000001000010AA0000015F50D23B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1:04:49</dc:date>
    <dc:creator>kkk </dc:creator>
    <meta:editing-duration>PT15M44S</meta:editing-duration>
    <meta:editing-cycles>7</meta:editing-cycles>
    <meta:generator>LibreOffice/3.3$Linux LibreOffice_project/330m19$Build-401</meta:generator>
    <meta:document-statistic meta:object-count="17"/>
  </office:meta>
</office:document-meta>
</file>